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BB00001DD2F5C4514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Verdana" svg:font-family="Verdana, sans-serif"/>
    <style:font-face style:name="TimesNewRomanPS-BoldMT" svg:font-family="TimesNewRomanPS-BoldMT"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text-properties fo:language="en" fo:country="US"/>
    </style:style>
    <style:style style:name="P8" style:family="paragraph" style:parent-style-name="Standard">
      <style:text-properties style:font-name-asian="TimesNewRomanPS-BoldMT" style:font-name-complex="TimesNewRomanPS-BoldMT"/>
    </style:style>
    <style:style style:name="P9" style:family="paragraph" style:parent-style-name="Standard">
      <style:paragraph-properties fo:margin-top="0cm" fo:margin-bottom="0.148cm"/>
    </style:style>
    <style:style style:name="P10" style:family="paragraph" style:parent-style-name="Standard">
      <style:paragraph-properties fo:margin-top="0cm" fo:margin-bottom="0cm"/>
      <style:text-properties fo:language="en" fo:country="US"/>
    </style:style>
    <style:style style:name="P11" style:family="paragraph" style:parent-style-name="Text_20_body">
      <style:paragraph-properties fo:margin-left="1.016cm" fo:margin-right="0cm" fo:text-indent="0cm" style:auto-text-indent="false"/>
    </style:style>
    <style:style style:name="P12" style:family="paragraph" style:parent-style-name="Contents_20_1">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002cm" style:type="right" style:leader-style="dotted" style:leader-text="."/>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1">
      <style:paragraph-properties fo:margin-left="0.762cm" fo:margin-right="0cm" fo:text-indent="-0.762cm" style:auto-text-indent="false"/>
    </style:style>
    <style:style style:name="P17"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18" style:family="paragraph" style:parent-style-name="Standard">
      <style:text-properties style:font-name-asian="TimesNewRomanPS-BoldMT" style:font-name-complex="TimesNewRomanPS-BoldMT"/>
    </style:style>
    <style:style style:name="P19" style:family="paragraph" style:parent-style-name="Standard" style:list-style-name="WW8Num6"/>
    <style:style style:name="P20" style:family="paragraph" style:parent-style-name="Standard" style:list-style-name="WW8Num3">
      <style:paragraph-properties fo:margin-top="0cm" fo:margin-bottom="0.148cm"/>
    </style:style>
    <style:style style:name="P21" style:family="paragraph" style:parent-style-name="Standard" style:list-style-name="WW8Num4">
      <style:paragraph-properties fo:margin-top="0cm" fo:margin-bottom="0.148cm"/>
    </style:style>
    <style:style style:name="P22" style:family="paragraph" style:parent-style-name="Standard" style:list-style-name="WW8Num7">
      <style:paragraph-properties fo:margin-top="0cm" fo:margin-bottom="0cm" fo:line-height="150%"/>
    </style:style>
    <style:style style:name="T1" style:family="text">
      <style:text-properties fo:language="zxx" fo:country="none" style:language-asian="zxx" style:country-asian="none"/>
    </style:style>
    <style:style style:name="T2" style:family="text">
      <style:text-properties fo:language="zxx" fo:country="none" style:font-name-asian="Times New Roman" style:language-asian="zxx" style:country-asian="none" style:font-name-complex="Times New Roman"/>
    </style:style>
    <style:style style:name="T3" style:family="text">
      <style:text-propertie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style:font-name-asian="TimesNewRomanPS-BoldMT" style:font-name-complex="TimesNewRomanPS-BoldMT"/>
    </style:style>
    <style:style style:name="T7" style:family="text">
      <style:text-properties style:font-name-asian="TimesNewRomanPS-BoldMT" style:font-name-complex="TimesNewRomanPS-BoldMT"/>
    </style:style>
    <style:style style:name="T8" style:family="text">
      <style:text-properties fo:font-size="8pt" fo:font-style="italic" style:font-size-asian="8pt" style:font-style-asian="italic" style:font-size-complex="8pt" style:font-style-complex="italic"/>
    </style:style>
    <style:style style:name="T9" style:family="text">
      <style:text-properties fo:font-size="8pt" fo:language="en" fo:country="US" fo:font-style="italic" style:font-size-asian="8pt" style:font-style-asian="italic" style:font-size-complex="8pt" style:font-style-complex="italic"/>
    </style:style>
    <style:style style:name="T10" style:family="text">
      <style:text-properties fo:font-variant="normal" fo:text-transform="none" fo:color="#000000" style:font-name="Calibri" fo:font-size="11pt" fo:letter-spacing="normal" fo:language="en" fo:country="US" fo:font-style="normal" fo:font-weight="normal" style:font-size-asian="11pt" style:font-size-complex="11pt"/>
    </style:style>
    <style:style style:name="T11" style:family="text">
      <style:text-properties style:font-name="Calibri" fo:font-size="11pt" fo:language="en" fo:country="US" style:font-size-asian="11pt" style:font-size-complex="11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akulta matematiky fyziky a informatiky</text:p>
      <text:p text:style-name="P2">Univerzita Komenského v Bratislave</text:p>
      <text:p text:style-name="P2"/>
      <text:p text:style-name="P2"/>
      <text:p text:style-name="P2"/>
      <text:p text:style-name="P2"/>
      <text:p text:style-name="P2"/>
      <text:p text:style-name="P2"/>
      <text:p text:style-name="P2"/>
      <text:p text:style-name="P4">Katalóg požiadaviek na softvér</text:p>
      <text:p text:style-name="P3">Vzdialené ovládanie spektrálneho analyzátora</text:p>
      <text:p text:style-name="P3"/>
      <text:p text:style-name="P6"/>
      <text:p text:style-name="P6"/>
      <text:p text:style-name="P6"/>
      <text:p text:style-name="P5"/>
      <text:p text:style-name="P5">zimný semester 2014/2015</text:p>
      <text:p text:style-name="P5"/>
      <text:p text:style-name="P5">Dávid Dobiáš</text:p>
      <text:p text:style-name="P5">Dominik Dobiáš</text:p>
      <text:p text:style-name="P5">Matej Hudec</text:p>
      <text:p text:style-name="P5">Michal Mesároš</text:p>
      <text:p text:style-name="P13">Obsah<text:span text:style-name="T2"><text:tab/></text:span></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12">Úvod<text:tab/><text:a xlink:type="simple" xlink:href="#__RefHeading___Toc403481947" text:style-name="Index_20_Link" text:visited-style-name="Index_20_Link"><text:span text:style-name="Index_20_Link">3</text:span></text:a></text:p>
          <text:p text:style-name="P14">1.1 Predmet špecifikácie<text:tab/><text:a xlink:type="simple" xlink:href="#__RefHeading___Toc403481948" text:style-name="Index_20_Link" text:visited-style-name="Index_20_Link"><text:span text:style-name="Index_20_Link">3</text:span></text:a></text:p>
          <text:p text:style-name="P14">1.2 <text:s/>Rozsah projektu<text:tab/><text:a xlink:type="simple" xlink:href="#__RefHeading___Toc403481949" text:style-name="Index_20_Link" text:visited-style-name="Index_20_Link"><text:span text:style-name="Index_20_Link">3</text:span></text:a></text:p>
          <text:p text:style-name="P14">1.3 Slovník pojmov a skratky<text:tab/><text:a xlink:type="simple" xlink:href="#__RefHeading___Toc403481950" text:style-name="Index_20_Link" text:visited-style-name="Index_20_Link"><text:span text:style-name="Index_20_Link">3</text:span></text:a></text:p>
          <text:p text:style-name="P14">1.4 Odkazy<text:tab/><text:a xlink:type="simple" xlink:href="#__RefHeading___Toc403481951" text:style-name="Index_20_Link" text:visited-style-name="Index_20_Link"><text:span text:style-name="Index_20_Link">4</text:span></text:a></text:p>
          <text:p text:style-name="P12">Celkový popis<text:tab/><text:a xlink:type="simple" xlink:href="#__RefHeading___Toc403481952" text:style-name="Index_20_Link" text:visited-style-name="Index_20_Link"><text:span text:style-name="Index_20_Link">4</text:span></text:a></text:p>
          <text:p text:style-name="P14">2.1 <text:s/>Kontext systému<text:tab/><text:a xlink:type="simple" xlink:href="#__RefHeading___Toc403481953" text:style-name="Index_20_Link" text:visited-style-name="Index_20_Link"><text:span text:style-name="Index_20_Link">4</text:span></text:a></text:p>
          <text:p text:style-name="P14">2.1.1 Používateľské rozhrania<text:tab/><text:a xlink:type="simple" xlink:href="#__RefHeading___Toc403481954" text:style-name="Index_20_Link" text:visited-style-name="Index_20_Link"><text:span text:style-name="Index_20_Link">5</text:span></text:a></text:p>
          <text:p text:style-name="P14">2.1.2 Hardvérové rozhranie<text:tab/><text:a xlink:type="simple" xlink:href="#__RefHeading___Toc403481955" text:style-name="Index_20_Link" text:visited-style-name="Index_20_Link"><text:span text:style-name="Index_20_Link">5</text:span></text:a></text:p>
          <text:p text:style-name="P14">2.1.3 Softvérové rozhranie<text:tab/><text:a xlink:type="simple" xlink:href="#__RefHeading___Toc403481956" text:style-name="Index_20_Link" text:visited-style-name="Index_20_Link"><text:span text:style-name="Index_20_Link">5</text:span></text:a></text:p>
          <text:p text:style-name="P14">2.2 Funkcie systému<text:tab/><text:a xlink:type="simple" xlink:href="#__RefHeading___Toc403481957" text:style-name="Index_20_Link" text:visited-style-name="Index_20_Link"><text:span text:style-name="Index_20_Link">5</text:span></text:a></text:p>
          <text:p text:style-name="P14">2.3 Triedy používateľov a ich vlastnosti<text:tab/><text:a xlink:type="simple" xlink:href="#__RefHeading___Toc403481958" text:style-name="Index_20_Link" text:visited-style-name="Index_20_Link"><text:span text:style-name="Index_20_Link">5</text:span></text:a></text:p>
          <text:p text:style-name="P14">2.4 Budúca verzia systému<text:tab/><text:a xlink:type="simple" xlink:href="#__RefHeading___Toc403481959" text:style-name="Index_20_Link" text:visited-style-name="Index_20_Link"><text:span text:style-name="Index_20_Link">5</text:span></text:a></text:p>
          <text:p text:style-name="P12">Špecifikácia požiadaviek<text:tab/><text:a xlink:type="simple" xlink:href="#__RefHeading___Toc403481960" text:style-name="Index_20_Link" text:visited-style-name="Index_20_Link"><text:span text:style-name="Index_20_Link">6</text:span></text:a></text:p>
          <text:p text:style-name="P14">3.1 Vzdialené ovládanie cez LAN<text:tab/><text:a xlink:type="simple" xlink:href="#__RefHeading___Toc403481961" text:style-name="Index_20_Link" text:visited-style-name="Index_20_Link"><text:span text:style-name="Index_20_Link">6</text:span></text:a></text:p>
          <text:p text:style-name="P14">3.2 Nastavenie analyzátora<text:tab/><text:a xlink:type="simple" xlink:href="#__RefHeading___Toc403481962" text:style-name="Index_20_Link" text:visited-style-name="Index_20_Link"><text:span text:style-name="Index_20_Link">6</text:span></text:a></text:p>
          <text:p text:style-name="P14">3.3 Vykonanie kalibrácie<text:tab/><text:a xlink:type="simple" xlink:href="#__RefHeading___Toc403481963" text:style-name="Index_20_Link" text:visited-style-name="Index_20_Link"><text:span text:style-name="Index_20_Link">6</text:span></text:a></text:p>
          <text:p text:style-name="P14">3.4 Uskutočnenie merania<text:tab/><text:a xlink:type="simple" xlink:href="#__RefHeading___Toc403481964" text:style-name="Index_20_Link" text:visited-style-name="Index_20_Link"><text:span text:style-name="Index_20_Link">7</text:span></text:a></text:p>
          <text:p text:style-name="P14">3.5 Analýza dát<text:tab/><text:a xlink:type="simple" xlink:href="#__RefHeading___Toc403481965" text:style-name="Index_20_Link" text:visited-style-name="Index_20_Link"><text:span text:style-name="Index_20_Link">7</text:span></text:a></text:p>
          <text:p text:style-name="P12">Ďalšie požiadaviek<text:tab/><text:a xlink:type="simple" xlink:href="#__RefHeading___Toc403481966" text:style-name="Index_20_Link" text:visited-style-name="Index_20_Link"><text:span text:style-name="Index_20_Link">7</text:span></text:a></text:p>
          <text:p text:style-name="P14">4.1 Výkonnostné požiadavky<text:tab/><text:a xlink:type="simple" xlink:href="#__RefHeading___Toc403481967" text:style-name="Index_20_Link" text:visited-style-name="Index_20_Link"><text:span text:style-name="Index_20_Link">7</text:span></text:a></text:p>
          <text:p text:style-name="P14">4.2 Dostupnosť<text:tab/><text:a xlink:type="simple" xlink:href="#__RefHeading___Toc403481968" text:style-name="Index_20_Link" text:visited-style-name="Index_20_Link"><text:span text:style-name="Index_20_Link">7</text:span></text:a></text:p>
          <text:p text:style-name="P14">4.3. Bezpečnostné požiadavky<text:tab/><text:a xlink:type="simple" xlink:href="#__RefHeading___Toc403481969" text:style-name="Index_20_Link" text:visited-style-name="Index_20_Link"><text:span text:style-name="Index_20_Link">7</text:span></text:a></text:p>
        </text:index-body>
      </text:table-of-content>
      <text:p text:style-name="Standard"><text:a xlink:type="simple" xlink:href="#__RefHeading___Toc401766661" text:style-name="Internet_20_link" text:visited-style-name="Visited_20_Internet_20_Link"/></text:p>
      <text:p text:style-name="Standard"/>
      <text:h text:style-name="P15" text:outline-level="1"><text:bookmark-start text:name="__RefHeading___Toc401766661"/><text:bookmark-start text:name="__RefHeading___Toc403481947"/>Úvod<text:bookmark-end text:name="__RefHeading___Toc401766661"/><text:bookmark-end text:name="__RefHeading___Toc403481947"/></text:h>
      <text:p text:style-name="Standard"/>
      <text:h text:style-name="Heading_20_2" text:outline-level="2"><text:bookmark-start text:name="__RefHeading___Toc403481948"/>1.1 Predmet špecifikácie<text:bookmark-end text:name="__RefHeading___Toc403481948"/></text:h>
      <text:p text:style-name="Standard"><text:tab/>Tento dokument (Katalóg požiadaviek , ďalej už len ako KP ) slúži ako špecifikácia požiadaviek pre prácu na projekte <text:span text:style-name="T3">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h text:style-name="Heading_20_2" text:outline-level="2"><text:bookmark-start text:name="__RefHeading___Toc403481949"/>1.2 <text:s/>Rozsah projektu<text:bookmark-end text:name="__RefHeading___Toc403481949"/></text:h>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h text:style-name="Heading_20_2" text:outline-level="2"><text:bookmark-start text:name="__RefHeading___Toc403481950"/>1.3 Slovník pojmov a skratky<text:bookmark-end text:name="__RefHeading___Toc403481950"/></text:h>
      <text:p text:style-name="Standard"><text:span text:style-name="T3">KP</text:span>- Katalóg požiadaviek, to je tento konkrétny dokument</text:p>
      <text:p text:style-name="Standard"><text:span text:style-name="T3">ISVOSA</text:span> <text:s/>- Implementácia softvéru pre vzdialené ovládanie spektrálneho analyzátora, meno projektu, ktorého sa týka KP.</text:p>
      <text:p text:style-name="Standard"><text:span text:style-name="T3">SVOSA - </text:span>softvéru pre vzdialené ovládanie spektrálneho analyzátora.</text:p>
      <text:p text:style-name="Standard"><text:span text:style-name="T3">SA</text:span> - Spektrálny analyzátor <text:s/>je základné meracie zariadenie ktoré meria veľkosť vstupného signálu a frekvenciu v plnom frekvenčnom rozsahu nástroja.</text:p>
      <text:p text:style-name="Standard"><text:span text:style-name="T3">WiFi-</text:span> je bezdrôtová technológia pre lokálne siete, ktorá umožňuje elektronickým zariadeniam výmenu údajov alebo pripojenie na internet.</text:p>
      <text:p text:style-name="Standard"><text:span text:style-name="T3">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pan text:style-name="T5">SICL-LAN – </text:span><text:span text:style-name="T4">kni</text:span>žnica ktorá rieši pripojenie k hardvérovým laboratórnym zariadeniam cez lokálnu sieť</text:p>
      <text:p text:style-name="Standard"><text:soft-page-break/><text:span text:style-name="T5">Agilnet I/O –</text:span><text:span text:style-name="T4"> knižnica umožnujúca komunikáciu SA s rôznymi vývojárskymi prostrediami </text:span><text:span text:style-name="T11">(</text:span><text:span text:style-name="T10">Agilent VEE Pro, Microsoft Visual Studio, atď.</text:span><text:span text:style-name="T11"> )</text:span></text:p>
      <text:p text:style-name="Standard"><text:span text:style-name="T3">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3">Ethernet</text:span>).</text:p>
      <text:p text:style-name="Standard"><text:span text:style-name="T3">KJFaB - </text:span>katedre jadrovej fyziky <text:s/>a biofyziky na FMFI UK</text:p>
      <text:p text:style-name="Standard"><text:span text:style-name="T3">FMFI UK – </text:span>Fakulta matematiky fyziky a informatiky Univerzity Komenského</text:p>
      <text:p text:style-name="Standard"><text:span text:style-name="T3">Spúštací systém</text:span>- je to <text:span text:style-name="T4">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4]</text:span></text:p>
      <text:p text:style-name="P7"/>
      <text:h text:style-name="Heading_20_2" text:outline-level="2"><text:bookmark-start text:name="__RefHeading___Toc403481951"/>1.4 Odkazy<text:bookmark-end text:name="__RefHeading___Toc403481951"/></text:h>
      <text:p text:style-name="Standard"><text:span text:style-name="T4">[</text:span>1<text:span text:style-name="T4">] </text:span>Dokumentácia <text:s/>pre programátorov k SA – ena-l_programmers_eng.pdf, kapitola <text:span text:style-name="T7">Overview of Remote Control</text:span></text:p>
      <text:p text:style-name="Standard"><text:span text:style-name="T6">[</text:span><text:span text:style-name="T7">2</text:span><text:span text:style-name="T6">] </text:span><text:span text:style-name="T7">Dokumentácia <text:s/>pre programátorov k SA – ena-l_programmers_eng.pdf, kapitola <text:s/>Reading/Writing Measurement Data</text:span></text:p>
      <text:p text:style-name="P8">[3] Dokumentácia <text:s/>pre programátorov k SA – ena-l_programmers_eng.pdf,kapitola Setting Up Analyzer</text:p>
      <text:p text:style-name="P8">[4] Dokumentácia <text:s/>pre programátorov k SA – ena-l_programmers_eng.pdf, kapitola Making Meausurement</text:p>
      <text:p text:style-name="P8">[5] Dokumentácia <text:s/>pre programátorov k SA – ena-l_programmers_eng.pdf, kapitola Analyzing Data</text:p>
      <text:p text:style-name="P8"/>
      <text:h text:style-name="Heading_20_1" text:outline-level="1"><text:bookmark-start text:name="__RefHeading___Toc403481952"/>Celkový popis<text:bookmark-end text:name="__RefHeading___Toc403481952"/></text:h>
      <text:p text:style-name="Standard"/>
      <text:h text:style-name="Heading_20_2" text:outline-level="2"><text:bookmark-start text:name="__RefHeading___Toc403481953"/>2.1 <text:s/>Kontext systému<text:bookmark-end text:name="__RefHeading___Toc403481953"/></text:h>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h text:style-name="Heading_20_2" text:outline-level="2"><text:bookmark-start text:name="__RefHeading___Toc403481954"/><text:soft-page-break/>2.1.1 Používateľské rozhrania<text:bookmark-end text:name="__RefHeading___Toc403481954"/></text:h>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7"/>
      <text:h text:style-name="Heading_20_2" text:outline-level="2"><text:bookmark-start text:name="__RefHeading___Toc403481955"/>2.1.2 Hardvérové rozhranie<text:bookmark-end text:name="__RefHeading___Toc403481955"/></text:h>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h text:style-name="Heading_20_2" text:outline-level="2"><text:bookmark-start text:name="__RefHeading___Toc403481956"/>2.1.3 Softvérové rozhranie<text:bookmark-end text:name="__RefHeading___Toc403481956"/></text:h>
      <text:p text:style-name="Standard"><text:tab/>Systém bude naprogramovaný v jazyku Python a bude schopný komunikovať s koncovým zariadením pomocou protokolu TCP.</text:p>
      <text:h text:style-name="Heading_20_2" text:outline-level="2"><text:bookmark-start text:name="__RefHeading___Toc403481957"/>2.2 Funkcie systému<text:bookmark-end text:name="__RefHeading___Toc403481957"/></text:h>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h text:style-name="Heading_20_2" text:outline-level="2"><text:bookmark-start text:name="__RefHeading___Toc403481958"/>2.3 Triedy používateľov a ich vlastnosti<text:bookmark-end text:name="__RefHeading___Toc403481958"/></text:h>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h text:style-name="Heading_20_2" text:outline-level="2"><text:bookmark-start text:name="__RefHeading___Toc403481959"/>2.4 Budúca verzia systému<text:bookmark-end text:name="__RefHeading___Toc403481959"/></text:h>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h text:style-name="P15" text:outline-level="1"><text:bookmark-start text:name="__RefHeading___Toc403481960"/>Špecifikácia požiadaviek<text:bookmark-end text:name="__RefHeading___Toc403481960"/></text:h>
      <text:h text:style-name="Heading_20_2" text:outline-level="2"><text:bookmark-start text:name="__RefHeading___Toc403481961"/>3.1 Vzdialené ovládanie cez LAN<text:bookmark-end text:name="__RefHeading___Toc403481961"/></text:h>
      <text:p text:style-name="P11">SVOSA musí nadviazať<text:span text:style-name="T4"> spojeni</text:span>e<text:span text:style-name="T4"> </text:span>so<text:span text:style-name="T4"> SA prepojenými lokálnou sieťou LAN použitím SICL-LAN serveru a za pomoci Agilnet I/O knižnice . </text:span></text:p>
      <text:p text:style-name="Text_20_body"><text:span text:style-name="T4"><draw:frame draw:style-name="fr1" draw:name="graphics1" text:anchor-type="as-char" svg:width="15.995cm" svg:height="10.663cm" draw:z-index="0"><draw:image xlink:href="Pictures/2000000700002CBB00001DD2F5C45148.wmf" xlink:type="simple" xlink:show="embed" xlink:actuate="onLoad"/></draw:frame></text:span><text:span text:style-name="T9">Obr</text:span><text:span text:style-name="T8">ázok 1: Schéma prepojenia zariadení </text:span><text:span text:style-name="T9">[1]</text:span></text:p>
      <text:h text:style-name="Heading_20_2" text:outline-level="2"><text:bookmark-start text:name="__RefHeading___Toc403481962"/>3.2 Nastavenie analyzátora<text:bookmark-end text:name="__RefHeading___Toc403481962"/></text:h>
      <text:p text:style-name="Text_20_body"><text:tab/>Uživaťeľ bude mať možnosť nastaviť</text:p>
      <text:list xml:id="list4181598353273014873" text:style-name="WW8Num3">
        <text:list-item>
          <text:p text:style-name="P20"><text:span text:style-name="T4"><text:s/>aktív</text:span>ny<text:span text:style-name="T4"> kanál/stop</text:span>u [3]</text:p>
        </text:list-item>
        <text:list-item>
          <text:p text:style-name="P20">maximálny počet stôp</text:p>
        </text:list-item>
        <text:list-item>
          <text:p text:style-name="P20">meracie parametre<text:span text:style-name="T4"> pre každú stopu [3]</text:span></text:p>
        </text:list-item>
        <text:list-item>
          <text:p text:style-name="P20"><text:span text:style-name="T4">“sweep” podmienk</text:span>u <text:span text:style-name="T4">[3]</text:span></text:p>
        </text:list-item>
        <text:list-item>
          <text:p text:style-name="P20">zobrazovacie parametre <text:span text:style-name="T4">[3]</text:span></text:p>
        </text:list-item>
      </text:list>
      <text:h text:style-name="Heading_20_2" text:outline-level="2"><text:bookmark-start text:name="__RefHeading___Toc403481963"/>3.3 Vykonanie kalibrácie<text:bookmark-end text:name="__RefHeading___Toc403481963"/></text:h>
      <text:p text:style-name="P11">Užívateľ <text:s/>bude vedieť kalibrovať <text:s/>SA a to v nasledujúcich krokoch :</text:p>
      <text:list xml:id="list7355114306704919761" text:style-name="WW8Num4">
        <text:list-item>
          <text:p text:style-name="P21">užívateľ vyberie kalibračnú sadu</text:p>
        </text:list-item>
        <text:list-item>
          <text:p text:style-name="P21">užívateľ vyberie<text:span text:style-name="T4"> typ kalibrácie</text:span></text:p>
        </text:list-item>
        <text:list-item>
          <text:p text:style-name="P21">SVOSA odošle povel na výpočet kalibráčných koeficientov (1, 2)</text:p>
        </text:list-item>
      </text:list>
      <text:p text:style-name="P9"/>
      <text:h text:style-name="Heading_20_2" text:outline-level="2"><text:bookmark-start text:name="__RefHeading___Toc403481964"/><text:soft-page-break/>3.4 Uskutočnenie merania<text:bookmark-end text:name="__RefHeading___Toc403481964"/></text:h>
      <text:list xml:id="list5117941767046183865" text:style-name="WW8Num7">
        <text:list-item>
          <text:p text:style-name="P22">užívateľ bude môcť zahájiť <text:s/>meranie pomocou s<text:span text:style-name="T4">púštac</text:span>ieho<text:span text:style-name="T4"> systém</text:span>u</text:p>
        </text:list-item>
        <text:list-item>
          <text:p text:style-name="P22">užívateľ bude môcť sledovať priebeh merania<text:span text:style-name="T4"> </text:span></text:p>
        </text:list-item>
        <text:list-item>
          <text:p text:style-name="P22">užívateľ bude vedieť zistiť koniec merania</text:p>
        </text:list-item>
        <text:list-item>
          <text:p text:style-name="P22">užívateľ bude môcť sledovať výsledky merania<text:span text:style-name="T4"> </text:span></text:p>
        </text:list-item>
      </text:list>
      <text:p text:style-name="P10"/>
      <text:h text:style-name="Heading_20_2" text:outline-level="2"><text:bookmark-start text:name="__RefHeading___Toc403481965"/>3.5 Analýza dát<text:bookmark-end text:name="__RefHeading___Toc403481965"/></text:h>
      <text:list xml:id="list6021014471164296052" text:style-name="WW8Num6">
        <text:list-item>
          <text:p text:style-name="P19">SVOSA z<text:span text:style-name="T4">íska nameran</text:span>é<text:span text:style-name="T4"> dát</text:span>a<text:span text:style-name="T4"> zo SA v bode merania určenom požívateľom </text:span></text:p>
        </text:list-item>
        <text:list-item>
          <text:p text:style-name="P19"><text:span text:style-name="T4">SVOSA </text:span>bude vedieť<text:span text:style-name="T4"> </text:span>vyhľadať <text:span text:style-name="T4">pozíci</text:span>u<text:span text:style-name="T4"> spĺňajúc</text:span>u<text:span text:style-name="T4"> u</text:span>žívateľom špecifikované<text:span text:style-name="T4"> kritériá pomocou označovačov. [5]</text:span></text:p>
        </text:list-item>
      </text:list>
      <text:p text:style-name="P7"/>
      <text:h text:style-name="P16" text:outline-level="1" text:is-list-header="true"><text:bookmark-start text:name="__RefHeading___Toc403481966"/>Ďalšie požiadaviek<text:bookmark-end text:name="__RefHeading___Toc403481966"/></text:h>
      <text:h text:style-name="Heading_20_2" text:outline-level="2"><text:bookmark-start text:name="__RefHeading___Toc403481967"/>4.1 Výkonnostné požiadavky<text:bookmark-end text:name="__RefHeading___Toc403481967"/></text:h>
      <text:p text:style-name="Standard"><text:tab/>Na aplikáciu sa nekladú žiadne výkonnostné požiadavky.</text:p>
      <text:p text:style-name="Standard"/>
      <text:h text:style-name="Heading_20_2" text:outline-level="2"><text:bookmark-start text:name="__RefHeading___Toc403481968"/>4.2 Dostupnosť<text:bookmark-end text:name="__RefHeading___Toc403481968"/></text:h>
      <text:p text:style-name="Standard"><text:tab/>Aplikácia bude dostupná na internej (súkromnej) sieti. </text:p>
      <text:h text:style-name="Heading_20_2" text:outline-level="2"><text:bookmark-start text:name="__RefHeading___Toc403481969"/>4.3. Bezpečnostné požiadavky<text:bookmark-end text:name="__RefHeading___Toc403481969"/></text:h>
      <text:p text:style-name="Standard"><text:tab/>Zariadenie je napojené na súkromnej sieti, takže zabezpečenie nie je potrebné riešiť. Zariadenie sa ovláda cez sieť (ethernet) pomocou nášho systému alebo ručné priamo na zariad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Verdana" svg:font-family="Verdana, sans-serif"/>
    <style:font-face style:name="TimesNewRomanPS-BoldMT" svg:font-family="TimesNewRomanPS-BoldMT"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No_20_Spacing" style:display-name="No Spacing" style:family="paragraph">
      <style:paragraph-properties style:line-height-at-least="0.176cm" fo:orphans="2" fo:widows="2" fo:hyphenation-ladder-count="no-limit"/>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 style:font-size-complex="8pt"/>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Head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en" fo:country="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en" fo:country="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Predvolené_20_písmo_20_odseku" style:display-name="Predvolené písmo odseku" style:family="text"/>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name-complex="Cambria"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name-complex="Cambria"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2.28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55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82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09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36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63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90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17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meta:creation-date>2014-10-15T17:31:00</meta:creation-date>
    <dc:creator>Gordon Freeman</dc:creator>
    <dc:date>2014-11-20T18:18:53.11</dc:date>
    <meta:editing-cycles>5</meta:editing-cycles>
    <meta:editing-duration>PT1H3M8S</meta:editing-duration>
    <meta:generator>OpenOffice/4.1.1$Win32 OpenOffice.org_project/411m6$Build-9775</meta:generator>
    <meta:document-statistic meta:table-count="0" meta:image-count="1" meta:object-count="0" meta:page-count="7" meta:paragraph-count="107" meta:word-count="1171" meta:character-count="8258"/>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